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Contents_20_2">
      <style:paragraph-properties>
        <style:tab-stops>
          <style:tab-stop style:position="6.728in" style:type="right" style:leader-style="dotted" style:leader-text="."/>
        </style:tab-stops>
      </style:paragraph-properties>
    </style:style>
    <style:style style:name="P2" style:family="paragraph" style:parent-style-name="Heading_20_2">
      <style:text-properties style:font-name="Times New Roman"/>
    </style:style>
    <style:style style:name="P3" style:family="paragraph" style:parent-style-name="Text_20_body">
      <style:text-properties style:font-name="Liberation Sans"/>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style:font-name="Liberation Sans"/>
    </style:style>
    <style:style style:name="P6" style:family="paragraph" style:parent-style-name="Text_20_body" style:list-style-name="L1">
      <style:paragraph-properties fo:margin-left="0in" fo:margin-right="0in" fo:margin-top="0in" fo:margin-bottom="0in" style:contextual-spacing="false" fo:text-indent="0in" style:auto-text-indent="false"/>
    </style:style>
    <style:style style:name="P7" style:family="paragraph" style:parent-style-name="Text_20_body" style:list-style-name="L1">
      <style:paragraph-properties fo:margin-left="0in" fo:margin-right="0in" fo:text-indent="0in" style:auto-text-indent="false"/>
    </style:style>
    <style:style style:name="P8" style:family="paragraph" style:parent-style-name="Heading_20_3">
      <style:text-properties style:font-name="Liberation Sans"/>
    </style:style>
    <style:style style:name="P9" style:family="paragraph" style:parent-style-name="Standard">
      <style:text-properties style:font-name="Liberation Sans"/>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paragraph-properties fo:margin-left="0in" fo:text-indent="0in" style:auto-text-indent="false"/>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list-style-name="L3">
      <style:text-properties style:font-name="Liberation Sans"/>
    </style:style>
    <style:style style:name="P15" style:family="paragraph" style:parent-style-name="Text_20_body" style:list-style-name="L3">
      <style:paragraph-properties fo:margin-left="0in" fo:margin-right="0in" fo:margin-top="0in" fo:margin-bottom="0in" style:contextual-spacing="false" fo:text-indent="0in" style:auto-text-indent="false"/>
      <style:text-properties style:font-name="Liberation Sans"/>
    </style:style>
    <style:style style:name="P16" style:family="paragraph" style:parent-style-name="Text_20_body" style:list-style-name="L3">
      <style:paragraph-properties fo:margin-top="0in" fo:margin-bottom="0in" style:contextual-spacing="false"/>
      <style:text-properties style:font-name="Liberation Sans"/>
    </style:style>
    <style:style style:name="P17" style:family="paragraph" style:parent-style-name="Text_20_body" style:list-style-name="L3">
      <style:paragraph-properties fo:margin-left="0in" fo:margin-right="0in" fo:text-indent="0in" style:auto-text-indent="false"/>
      <style:text-properties style:font-name="Liberation Sans"/>
    </style:style>
    <style:style style:name="P18" style:family="paragraph" style:parent-style-name="Heading_20_2">
      <style:text-properties officeooo:paragraph-rsid="001c6364"/>
    </style:style>
    <style:style style:name="P19" style:family="paragraph" style:parent-style-name="Text_20_body" style:list-style-name="L4">
      <style:paragraph-properties fo:margin-top="0in" fo:margin-bottom="0in" style:contextual-spacing="false"/>
      <style:text-properties style:font-name="Liberation Sans"/>
    </style:style>
    <style:style style:name="P20" style:family="paragraph" style:parent-style-name="Text_20_body" style:list-style-name="L4">
      <style:text-properties style:font-name="Liberation Sans"/>
    </style:style>
    <style:style style:name="P21" style:family="paragraph" style:parent-style-name="Text_20_body" style:list-style-name="L5">
      <style:paragraph-properties fo:margin-top="0in" fo:margin-bottom="0in" style:contextual-spacing="false"/>
      <style:text-properties style:font-name="Liberation Sans"/>
    </style:style>
    <style:style style:name="P22" style:family="paragraph" style:parent-style-name="Text_20_body" style:list-style-name="L5">
      <style:text-properties style:font-name="Liberation Sans"/>
    </style:style>
    <style:style style:name="P23" style:family="paragraph" style:parent-style-name="Text_20_body" style:list-style-name="L6">
      <style:paragraph-properties fo:margin-top="0in" fo:margin-bottom="0in" style:contextual-spacing="false"/>
      <style:text-properties style:font-name="Liberation Sans"/>
    </style:style>
    <style:style style:name="P24" style:family="paragraph" style:parent-style-name="Text_20_body" style:list-style-name="L6">
      <style:text-properties style:font-name="Liberation Sans"/>
    </style:style>
    <style:style style:name="P25" style:family="paragraph" style:parent-style-name="Preformatted_20_Text">
      <loext:graphic-properties draw:opacity-name="Transparency_20_1"/>
      <style:paragraph-properties fo:margin-right="0.0201in" fo:line-height="100%"/>
    </style:style>
    <style:style style:name="P26" style:family="paragraph" style:parent-style-name="Standard">
      <style:text-properties style:font-name="Liberation Sans" officeooo:paragraph-rsid="001dad44"/>
    </style:style>
    <style:style style:name="P27" style:family="paragraph">
      <style:text-properties fo:font-size="11pt" fo:font-style="italic" style:font-size-asian="11pt" style:font-style-asian="italic" style:font-size-complex="11pt" style:font-style-complex="italic"/>
    </style:style>
    <style:style style:name="P28" style:family="paragraph">
      <loext:graphic-properties draw:fill="none" draw:fill-color="#ffffff"/>
      <style:text-properties fo:font-size="11pt" fo:font-style="italic" style:font-size-asian="11pt" style:font-style-asian="italic" style:font-size-complex="11pt" style:font-style-complex="italic"/>
    </style:style>
    <style:style style:name="P29" style:family="paragraph" style:parent-style-name="Preformatted_20_Text">
      <loext:graphic-properties draw:opacity-name="Transparency_20_1"/>
      <style:paragraph-properties fo:margin-right="0.0201in" fo:line-height="100%"/>
      <style:text-properties style:font-name="Liberation Sans"/>
    </style:style>
    <style:style style:name="P30" style:family="paragraph" style:parent-style-name="Preformatted_20_Text">
      <loext:graphic-properties draw:opacity-name="Transparency_20_1"/>
      <style:paragraph-properties fo:margin-right="0.0201in" fo:line-height="100%"/>
      <style:text-properties style:font-name="Liberation Sans" fo:font-size="12pt" style:font-size-asian="12pt" style:font-size-complex="12pt"/>
    </style:style>
    <style:style style:name="P31" style:family="paragraph" style:parent-style-name="Text_20_body">
      <loext:graphic-properties draw:opacity-name="Transparency_20_1"/>
      <style:paragraph-properties fo:margin-right="0.0201in" fo:line-height="100%"/>
      <style:text-properties style:font-name="Liberation Mono" fo:font-size="10pt" style:font-name-asian="NSimSun" style:font-size-asian="10pt" style:font-name-complex="Liberation Mono" style:font-size-complex="10pt"/>
    </style:style>
    <style:style style:name="P32" style:family="paragraph" style:parent-style-name="Text_20_body" style:list-style-name="L7">
      <loext:graphic-properties draw:opacity-name="Transparency_20_1"/>
      <style:paragraph-properties fo:margin-top="0in" fo:margin-bottom="0in" style:contextual-spacing="false" fo:line-height="100%"/>
      <style:text-properties style:font-name="Liberation Mono" fo:font-size="10pt" style:font-name-asian="NSimSun" style:font-size-asian="10pt" style:font-name-complex="Liberation Mono" style:font-size-complex="10pt"/>
    </style:style>
    <style:style style:name="P33" style:family="paragraph" style:parent-style-name="Text_20_body" style:list-style-name="L7">
      <loext:graphic-properties draw:opacity-name="Transparency_20_1"/>
      <style:paragraph-properties fo:margin-top="0in" fo:margin-bottom="0in" style:contextual-spacing="false" fo:line-height="100%"/>
      <style:text-properties style:font-name="Liberation Sans" fo:font-size="12pt" style:font-name-asian="NSimSun" style:font-size-asian="12pt" style:font-name-complex="Liberation Mono" style:font-size-complex="12pt"/>
    </style:style>
    <style:style style:name="P34" style:family="paragraph" style:parent-style-name="Text_20_body" style:list-style-name="L7">
      <loext:graphic-properties draw:opacity-name="Transparency_20_1"/>
      <style:paragraph-properties fo:margin-left="0in" fo:margin-right="0in" fo:margin-top="0in" fo:margin-bottom="0in" style:contextual-spacing="false" fo:line-height="100%" fo:text-indent="0in" style:auto-text-indent="false"/>
      <style:text-properties style:font-name="Liberation Mono" fo:font-size="10pt" style:font-name-asian="NSimSun" style:font-size-asian="10pt" style:font-name-complex="Liberation Mono" style:font-size-complex="10pt"/>
    </style:style>
    <style:style style:name="P35" style:family="paragraph" style:parent-style-name="Text_20_body" style:list-style-name="L7">
      <loext:graphic-properties draw:opacity-name="Transparency_20_1"/>
      <style:paragraph-properties fo:margin-left="0in" fo:margin-right="0in" fo:line-height="100%" fo:text-indent="0in" style:auto-text-indent="false"/>
      <style:text-properties style:font-name="Liberation Mono" fo:font-size="10pt" officeooo:paragraph-rsid="001e1001" style:font-name-asian="NSimSun" style:font-size-asian="10pt" style:font-name-complex="Liberation Mono" style:font-size-complex="10pt"/>
    </style:style>
    <style:style style:name="P36" style:family="paragraph" style:parent-style-name="Text_20_body">
      <loext:graphic-properties draw:opacity-name="Transparency_20_1"/>
      <style:paragraph-properties fo:margin-left="0in" fo:margin-right="0in" fo:line-height="100%" fo:text-indent="0in" style:auto-text-indent="false"/>
      <style:text-properties style:font-name="Liberation Mono" fo:font-size="10pt" officeooo:paragraph-rsid="001e1001" style:font-name-asian="NSimSun" style:font-size-asian="10pt" style:font-name-complex="Liberation Mono" style:font-size-complex="10pt"/>
    </style:style>
    <style:style style:name="P37" style:family="paragraph" style:parent-style-name="Text_20_body" style:list-style-name="L8">
      <loext:graphic-properties draw:opacity-name="Transparency_20_1"/>
      <style:paragraph-properties fo:margin-top="0in" fo:margin-bottom="0in" style:contextual-spacing="false" fo:line-height="100%"/>
      <style:text-properties style:font-name="Liberation Mono" fo:font-size="10pt" style:font-name-asian="NSimSun" style:font-size-asian="10pt" style:font-name-complex="Liberation Mono" style:font-size-complex="10pt"/>
    </style:style>
    <style:style style:name="P38" style:family="paragraph" style:parent-style-name="Text_20_body" style:list-style-name="L8">
      <loext:graphic-properties draw:opacity-name="Transparency_20_1"/>
      <style:paragraph-properties fo:margin-top="0in" fo:margin-bottom="0in" style:contextual-spacing="false" fo:line-height="100%"/>
      <style:text-properties style:font-name="Liberation Sans" fo:font-size="12pt" style:font-name-asian="NSimSun" style:font-size-asian="12pt" style:font-name-complex="Liberation Mono" style:font-size-complex="12pt"/>
    </style:style>
    <style:style style:name="P39" style:family="paragraph" style:parent-style-name="Text_20_body" style:list-style-name="L8">
      <loext:graphic-properties draw:opacity-name="Transparency_20_1"/>
      <style:paragraph-properties fo:margin-left="0in" fo:margin-right="0in" fo:margin-top="0in" fo:margin-bottom="0in" style:contextual-spacing="false" fo:line-height="100%" fo:text-indent="0in" style:auto-text-indent="false"/>
      <style:text-properties style:font-name="Liberation Mono" fo:font-size="10pt" style:font-name-asian="NSimSun" style:font-size-asian="10pt" style:font-name-complex="Liberation Mono" style:font-size-complex="10pt"/>
    </style:style>
    <style:style style:name="P40" style:family="paragraph" style:parent-style-name="Text_20_body" style:list-style-name="L8">
      <loext:graphic-properties draw:opacity-name="Transparency_20_1"/>
      <style:paragraph-properties fo:margin-left="0in" fo:margin-right="0in" fo:margin-top="0in" fo:margin-bottom="0in" style:contextual-spacing="false" fo:line-height="100%" fo:text-indent="0in" style:auto-text-indent="false"/>
      <style:text-properties style:font-name="Liberation Sans" fo:font-size="12pt" style:font-name-asian="NSimSun" style:font-size-asian="12pt" style:font-name-complex="Liberation Mono" style:font-size-complex="12pt"/>
    </style:style>
    <style:style style:name="P41" style:family="paragraph" style:parent-style-name="Text_20_body" style:list-style-name="L8">
      <loext:graphic-properties draw:opacity-name="Transparency_20_1"/>
      <style:paragraph-properties fo:margin-left="0in" fo:margin-right="0in" fo:line-height="100%" fo:text-indent="0in" style:auto-text-indent="false"/>
      <style:text-properties style:font-name="Liberation Mono" fo:font-size="10pt" style:font-name-asian="NSimSun" style:font-size-asian="10pt" style:font-name-complex="Liberation Mono" style:font-size-complex="10pt"/>
    </style:style>
    <style:style style:name="P42" style:family="paragraph" style:parent-style-name="Text_20_body">
      <loext:graphic-properties draw:opacity-name="Transparency_20_1"/>
      <style:paragraph-properties fo:margin-left="0in" fo:margin-right="0in" fo:line-height="100%" fo:text-indent="0in" style:auto-text-indent="false"/>
      <style:text-properties style:font-name="Liberation Mono" fo:font-size="10pt" style:font-name-asian="NSimSun" style:font-size-asian="10pt" style:font-name-complex="Liberation Mono" style:font-size-complex="10pt"/>
    </style:style>
    <style:style style:name="P43" style:family="paragraph" style:parent-style-name="Text_20_body" style:list-style-name="L9">
      <loext:graphic-properties draw:opacity-name="Transparency_20_1"/>
      <style:paragraph-properties fo:margin-top="0in" fo:margin-bottom="0in" style:contextual-spacing="false" fo:line-height="100%"/>
      <style:text-properties style:font-name="Liberation Mono" fo:font-size="10pt" style:font-name-asian="NSimSun" style:font-size-asian="10pt" style:font-name-complex="Liberation Mono" style:font-size-complex="10pt"/>
    </style:style>
    <style:style style:name="P44" style:family="paragraph" style:parent-style-name="Text_20_body" style:list-style-name="L9">
      <loext:graphic-properties draw:opacity-name="Transparency_20_1"/>
      <style:paragraph-properties fo:margin-top="0in" fo:margin-bottom="0in" style:contextual-spacing="false" fo:line-height="100%"/>
      <style:text-properties style:font-name="Liberation Sans" fo:font-size="12pt" style:font-name-asian="NSimSun" style:font-size-asian="12pt" style:font-name-complex="Liberation Mono" style:font-size-complex="12pt"/>
    </style:style>
    <style:style style:name="P45" style:family="paragraph" style:parent-style-name="Text_20_body" style:list-style-name="L9">
      <loext:graphic-properties draw:opacity-name="Transparency_20_1"/>
      <style:paragraph-properties fo:line-height="100%"/>
      <style:text-properties style:font-name="Liberation Mono" fo:font-size="10pt" style:font-name-asian="NSimSun" style:font-size-asian="10pt" style:font-name-complex="Liberation Mono" style:font-size-complex="10pt"/>
    </style:style>
    <style:style style:name="P46" style:family="paragraph" style:parent-style-name="Text_20_body" style:list-style-name="L10">
      <loext:graphic-properties draw:opacity-name="Transparency_20_1"/>
      <style:paragraph-properties fo:margin-left="0in" fo:margin-right="0in" fo:line-height="100%" fo:text-indent="0in" style:auto-text-indent="false"/>
    </style:style>
    <style:style style:name="P47" style:family="paragraph" style:parent-style-name="Text_20_body">
      <loext:graphic-properties draw:opacity-name="Transparency_20_1"/>
      <style:paragraph-properties fo:line-height="100%"/>
      <style:text-properties style:font-name="Liberation Mono" fo:font-size="10pt" style:font-name-asian="NSimSun" style:font-size-asian="10pt" style:font-name-complex="Liberation Mono" style:font-size-complex="10pt"/>
    </style:style>
    <style:style style:name="P48" style:family="paragraph" style:parent-style-name="Preformatted_20_Text">
      <loext:graphic-properties draw:opacity-name="Transparency_20_1"/>
    </style:style>
    <style:style style:name="P49" style:family="paragraph">
      <style:text-properties style:font-family-generic="roman" fo:font-size="12pt" style:font-family-asian="'Liberation Sans', Arial" style:font-family-generic-asian="swiss" style:font-pitch-asian="variable" style:font-size-asian="12pt" style:font-size-complex="12pt"/>
    </style:style>
    <style:style style:name="P50" style:family="paragraph">
      <style:paragraph-properties fo:margin-top="0in" fo:margin-bottom="0.1965in"/>
      <style:text-properties style:font-family-generic="roman" fo:font-size="12pt" style:font-family-asian="'Liberation Sans', Arial" style:font-family-generic-asian="swiss" style:font-pitch-asian="variable" style:font-size-asian="12pt" style:font-size-complex="12pt"/>
    </style:style>
    <style:style style:name="P51" style:family="paragraph">
      <loext:graphic-properties draw:fill="none" draw:fill-color="#ffffff"/>
      <style:text-properties style:font-family-generic="roman" fo:font-size="12pt" style:font-family-asian="'Liberation Sans', Arial" style:font-family-generic-asian="swiss" style:font-pitch-asian="variable" style:font-size-asian="12pt" style:font-size-complex="12pt"/>
    </style:style>
    <style:style style:name="P52" style:family="paragraph" style:parent-style-name="Text_20_body">
      <loext:graphic-properties draw:opacity-name="Transparency_20_1"/>
      <style:paragraph-properties fo:margin-left="0in" fo:margin-right="0in" fo:line-height="100%" fo:text-indent="0in" style:auto-text-indent="false"/>
      <style:text-properties style:font-name="Liberation Sans" fo:font-size="12pt" style:font-name-asian="NSimSun" style:font-size-asian="12pt" style:font-name-complex="Liberation Mono" style:font-size-complex="12pt"/>
    </style:style>
    <style:style style:name="P53" style:family="paragraph" style:parent-style-name="Preformatted_20_Text">
      <loext:graphic-properties draw:opacity-name="Transparency_20_1"/>
      <style:paragraph-properties fo:margin-top="0in" fo:margin-bottom="0.1965in" style:contextual-spacing="false"/>
    </style:style>
    <style:style style:name="T1" style:family="text">
      <style:text-properties style:font-name="Liberation Sans"/>
    </style:style>
    <style:style style:name="T2" style:family="text">
      <style:text-properties officeooo:rsid="001aec6b"/>
    </style:style>
    <style:style style:name="T3" style:family="text">
      <style:text-properties officeooo:rsid="001c6364"/>
    </style:style>
    <style:style style:name="T4" style:family="text">
      <style:text-properties fo:font-weight="bold" style:font-weight-asian="bold"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Liberation Sans" fo:font-size="12pt" style:font-size-asian="12pt" style:font-size-complex="12pt"/>
    </style:style>
    <style:style style:name="T7" style:family="text">
      <style:text-properties style:font-name="Liberation Sans" fo:font-size="12pt" style:font-name-asian="NSimSun" style:font-size-asian="12pt" style:font-name-complex="Liberation Mono" style:font-size-complex="12pt"/>
    </style:style>
    <style:style style:name="T8" style:family="text">
      <style:text-properties fo:font-family="'Calibri Light'" style:font-family-generic="swiss" style:font-pitch="variable"/>
    </style:style>
    <style:style style:name="T9" style:family="text">
      <style:text-properties fo:font-family="'Calibri Light'" style:font-family-generic="swiss" style:font-pitch="variable" style:font-family-asian="'Liberation Sans', Arial" style:font-family-generic-asian="swiss" style:font-pitch-asian="variable"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dash" draw:stroke-dash="Dot" svg:stroke-color="#000000" draw:fill="none" draw:fill-color="#ffffff" fo:min-height="1.5835in" loext:decorative="false"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2" style:family="graphic">
      <style:graphic-properties draw:stroke="dash" draw:stroke-dash="Dash_20_Dot_20_4" svg:stroke-color="#000000" draw:fill="none" draw:fill-color="#ffffff" fo:min-height="2.5311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_2970209739" text:style-name="Index_20_Link" text:visited-style-name="Index_20_Link">1. What is Kubernetes and what are its core benefits?<text:tab/>1</text:a></text:p>
          <text:p text:style-name="P1"><text:a xlink:type="simple" xlink:href="#__RefHeading___Toc452_3101862052" text:style-name="Index_20_Link" text:visited-style-name="Index_20_Link">2. Explain the concept of a Pod in Kubernetes. How are containers related to Pods?<text:tab/>2</text:a></text:p>
          <text:p text:style-name="P1"><text:a xlink:type="simple" xlink:href="#__RefHeading___Toc454_3101862052" text:style-name="Index_20_Link" text:visited-style-name="Index_20_Link">3. What is the Kubernetes Control Plane? Name some of its key components and their roles.<text:tab/>2</text:a></text:p>
          <text:p text:style-name="P1"><text:a xlink:type="simple" xlink:href="#__RefHeading___Toc456_3101862052" text:style-name="Index_20_Link" text:visited-style-name="Index_20_Link">4. Kubernetes Volume<text:tab/>4</text:a></text:p>
        </text:index-body>
      </text:table-of-content>
      <text:p text:style-name="Standard"/>
      <text:p text:style-name="Standard"/>
      <text:h text:style-name="P2" text:outline-level="2"><text:bookmark-start text:name="__RefHeading___Toc1_2970209739"/>1. <text:span text:style-name="T1">What is Kubernetes and what are its core benefits?</text:span><text:bookmark-end text:name="__RefHeading___Toc1_2970209739"/></text:h>
      <text:p text:style-name="P3"/>
      <text:p text:style-name="P4"><text:span text:style-name="T1">Kubernetes, often abbreviated as K8s, is an </text:span><text:span text:style-name="Strong_20_Emphasis"><text:span text:style-name="T1">open-source platform designed to automate the deployment, scaling, and management of containerized applications.</text:span></text:span><text:span text:style-name="T1"> </text:span></text:p>
      <text:p text:style-name="P5">Here are some of its core benefits:</text:p>
      <text:list text:style-name="L1">
        <text:list-item>
          <text:p text:style-name="P6"><text:span text:style-name="Strong_20_Emphasis"><text:span text:style-name="T1">Automated Operations:</text:span></text:span><text:span text:style-name="T1"> Kubernetes automates many manual tasks involved in deploying, managing, and scaling containerized applications. This includes rolling out updates and rollbacks, scheduling, and resource allocation.   </text:span></text:p>
        </text:list-item>
        <text:list-item>
          <text:p text:style-name="P6"><text:span text:style-name="Strong_20_Emphasis"><text:span text:style-name="T1">Scalability:</text:span></text:span><text:span text:style-name="T1"> It allows you to easily scale your applications horizontally (by adding more containers) based on demand, ensuring they can handle increased traffic without manual intervention.   </text:span></text:p>
        </text:list-item>
        <text:list-item>
          <text:p text:style-name="P6"><text:span text:style-name="Strong_20_Emphasis"><text:span text:style-name="T1">High Availability:</text:span></text:span><text:span text:style-name="T1"> Kubernetes continuously monitors the health of your applications and can automatically restart failed containers or replace unhealthy instances, minimizing downtime and ensuring resilience.   </text:span></text:p>
        </text:list-item>
        <text:list-item>
          <text:p text:style-name="P6"><text:span text:style-name="Strong_20_Emphasis"><text:span text:style-name="T1">Resource Optimization:</text:span></text:span><text:span text:style-name="T1"> It efficiently utilizes your hardware resources by automatically placing containers based on their requirements and available capacity.   </text:span></text:p>
        </text:list-item>
        <text:list-item>
          <text:p text:style-name="P6"><text:span text:style-name="Strong_20_Emphasis"><text:span text:style-name="T1">Portability:</text:span></text:span><text:span text:style-name="T1"> Kubernetes is designed to run anywhere – on-premises, in public clouds, or in hybrid environments – providing flexibility and avoiding vendor lock-in.   </text:span></text:p>
        </text:list-item>
        <text:list-item>
          <text:p text:style-name="P6"><text:span text:style-name="Strong_20_Emphasis"><text:span text:style-name="T1">Service Discovery and Load Balancing:</text:span></text:span><text:span text:style-name="T1"> Kubernetes provides built-in mechanisms for services to find each other and automatically distributes network traffic across the available containers, ensuring even load distribution.   </text:span></text:p>
        </text:list-item>
        <text:list-item>
          <text:p text:style-name="P6"><text:span text:style-name="Strong_20_Emphasis"><text:span text:style-name="T1">Self-Healing:</text:span></text:span><text:span text:style-name="T1"> It can automatically detect and recover from failures, such as crashed containers or unhealthy nodes, by restarting or rescheduling containers as needed.   </text:span></text:p>
        </text:list-item>
        <text:list-item>
          <text:p text:style-name="P6"><text:span text:style-name="Strong_20_Emphasis"><text:span text:style-name="T1">Extensibility:</text:span></text:span><text:span text:style-name="T1"> Kubernetes is highly extensible, allowing you to add custom functionalities and integrate with other tools in your ecosystem.   </text:span></text:p>
        </text:list-item>
        <text:list-item>
          <text:p text:style-name="P7"><text:span text:style-name="Strong_20_Emphasis"><text:span text:style-name="T1">Large and Active Community:</text:span></text:span><text:span text:style-name="T1"> Being an open-source project, Kubernetes has a vibrant and supportive community, offering extensive documentation, support, and continuous development.   </text:span></text:p>
        </text:list-item>
      </text:list>
      <text:p text:style-name="P5"/>
      <text:h text:style-name="P8" text:outline-level="3"><text:soft-page-break/></text:h>
      <text:h text:style-name="Heading_20_2" text:outline-level="2"><text:bookmark-start text:name="__RefHeading___Toc452_3101862052"/><text:span text:style-name="T2">2. </text:span>Explain the concept of a Pod in Kubernetes. How are containers related to Pods?<text:bookmark-end text:name="__RefHeading___Toc452_3101862052"/></text:h>
      <text:p text:style-name="P9"/>
      <text:p text:style-name="P4"><text:span text:style-name="Strong_20_Emphasis"><text:span text:style-name="T1">Pod as the smallest deployable unit that you can create and manage in Kubernetes.</text:span></text:span><text:span text:style-name="T1"> It represents a group of one or more containers that are tightly coupled and share resources.   </text:span></text:p>
      <text:p text:style-name="P3">Here's a breakdown of the concept:</text:p>
      <text:list text:style-name="L2">
        <text:list-item>
          <text:p text:style-name="P10"><text:span text:style-name="Strong_20_Emphasis"><text:span text:style-name="T1">A Logical Unit:</text:span></text:span><text:span text:style-name="T1"> A Pod isn't a container itself, but rather an abstraction that wraps one or more containers. Kubernetes doesn't directly manage individual containers; it manages Pods.   </text:span></text:p>
        </text:list-item>
        <text:list-item>
          <text:p text:style-name="P10"><text:span text:style-name="Strong_20_Emphasis"><text:span text:style-name="T1">Shared Resources:</text:span></text:span><text:span text:style-name="T1"> All the containers within a single Pod share the same network namespace, IPC (Inter-Process Communication) namespace, and storage volumes. This means they can communicate with each other easily (e.g., via localhost) and share data.   </text:span></text:p>
        </text:list-item>
        <text:list-item>
          <text:p text:style-name="P10"><text:span text:style-name="Strong_20_Emphasis"><text:span text:style-name="T1">Co-location and Co-scheduling:</text:span></text:span><text:span text:style-name="T1"> The containers within a Pod are always scheduled and run together on the same worker node in your Kubernetes cluster. They have the same lifecycle – when a Pod is created, its containers are created; when a Pod is terminated, its containers are terminated.   </text:span></text:p>
        </text:list-item>
        <text:list-item>
          <text:p text:style-name="P11"><text:span text:style-name="Strong_20_Emphasis"><text:span text:style-name="T1">Encapsulation:</text:span></text:span><text:span text:style-name="T1"> A Pod provides an environment for its containers, abstracting away the underlying infrastructure. This allows you to treat the group of containers as a single, cohesive application unit.   </text:span></text:p>
        </text:list-item>
      </text:list>
      <text:p text:style-name="P12"><text:span text:style-name="Strong_20_Emphasis"><text:span text:style-name="T1">How are containers related to Pods?</text:span></text:span></text:p>
      <text:p text:style-name="P13"><text:span text:style-name="T1">Containers are the actual executables that run your application code. </text:span><text:span text:style-name="Strong_20_Emphasis"><text:span text:style-name="T1">A Pod is the environment that hosts and manages these containers</text:span></text:span></text:p>
      <text:p text:style-name="P9"/>
      <text:h text:style-name="Heading_20_2" text:outline-level="2"><text:bookmark-start text:name="__RefHeading___Toc454_3101862052"/><text:span text:style-name="T2">3. </text:span>What is the Kubernetes Control Plane? Name some of its key components and their roles.<text:bookmark-end text:name="__RefHeading___Toc454_3101862052"/></text:h>
      <text:p text:style-name="P9"/>
      <text:p text:style-name="P3">The <text:span text:style-name="Strong_20_Emphasis">Kubernetes Control Plane</text:span> is the brain of the Kubernetes cluster. It's a suite of processes that manage the worker nodes and the Pods running on them. It's responsible for making global decisions about the cluster, such as scheduling, and for detecting and responding to cluster events.   </text:p>
      <text:p text:style-name="P3">Here are some of its key components and their roles:</text:p>
      <text:list text:style-name="L3">
        <text:list-item>
          <text:p text:style-name="P14"><text:span text:style-name="Strong_20_Emphasis">kube-apiserver:</text:span></text:p>
          <text:list>
            <text:list-item>
              <text:p text:style-name="P15"><text:soft-page-break/><text:span text:style-name="Strong_20_Emphasis">Role:</text:span> This is the <text:span text:style-name="Strong_20_Emphasis">front end</text:span> for the Kubernetes control plane. It exposes the Kubernetes API, allowing you to interact with the cluster using tools like <text:span text:style-name="Source_20_Text">kubectl</text:span>, client libraries, and REST calls.   </text:p>
            </text:list-item>
            <text:list-item>
              <text:p text:style-name="P15"><text:span text:style-name="Strong_20_Emphasis">Function:</text:span> It's the central point of communication. All requests to manage the cluster (e.g., create Pods, scale Deployments, get information about resources) go through the API server. It then validates and processes these requests, persisting the cluster state in the etcd data store.   </text:p>
            </text:list-item>
          </text:list>
        </text:list-item>
        <text:list-item>
          <text:p text:style-name="P14"><text:span text:style-name="Strong_20_Emphasis">etcd:</text:span></text:p>
          <text:list>
            <text:list-item>
              <text:p text:style-name="P15"><text:span text:style-name="Strong_20_Emphasis">Role:</text:span> This is a <text:span text:style-name="Strong_20_Emphasis">highly available and consistent key-value store</text:span> that serves as Kubernetes' backing store for all cluster data, including configuration, state, and metadata of objects.   </text:p>
            </text:list-item>
            <text:list-item>
              <text:p text:style-name="P15"><text:span text:style-name="Strong_20_Emphasis">Function:</text:span> etcd ensures that the cluster state is reliably saved and can be retrieved. Its consistency is crucial for the proper functioning of Kubernetes, especially in distributed environments. All other control plane components communicate with etcd to read and write cluster state.   </text:p>
            </text:list-item>
          </text:list>
        </text:list-item>
        <text:list-item>
          <text:p text:style-name="P14"><text:span text:style-name="Strong_20_Emphasis">kube-scheduler:</text:span></text:p>
          <text:list>
            <text:list-item>
              <text:p text:style-name="P16"><text:span text:style-name="Strong_20_Emphasis">Role:</text:span> The scheduler is responsible for <text:span text:style-name="Strong_20_Emphasis">assigning newly created Pods to Nodes</text:span> in the cluster. </text:p>
            </text:list-item>
            <text:list-item>
              <text:p text:style-name="P15"><text:span text:style-name="Strong_20_Emphasis">Function:</text:span> When you create a Pod, the scheduler looks for the most suitable Node to run it based on various factors, including resource requirements, hardware/software constraints, affinity and anti-affinity rules, and node taints and tolerations. It then binds the Pod to the chosen Node, and the kubelet on that Node takes over to run the containers.   </text:p>
            </text:list-item>
          </text:list>
        </text:list-item>
        <text:list-item>
          <text:p text:style-name="P14"><text:span text:style-name="Strong_20_Emphasis">kube-controller-manager:</text:span></text:p>
          <text:list>
            <text:list-item>
              <text:p text:style-name="P15"><text:span text:style-name="Strong_20_Emphasis">Role:</text:span> This is a single binary that runs several <text:span text:style-name="Strong_20_Emphasis">controller processes</text:span>. Each controller watches the state of specific Kubernetes resources and works to bring the current state of the cluster closer to the desired state.   </text:p>
            </text:list-item>
            <text:list-item>
              <text:p text:style-name="P16"><text:span text:style-name="Strong_20_Emphasis">Function:</text:span> Some key controllers managed by the kube-controller-manager include: </text:p>
              <text:list>
                <text:list-item>
                  <text:p text:style-name="P16"><text:span text:style-name="Strong_20_Emphasis">Node Controller:</text:span> Monitors the health of Nodes and takes action when Nodes go down. </text:p>
                </text:list-item>
                <text:list-item>
                  <text:p text:style-name="P15"><text:span text:style-name="Strong_20_Emphasis">Replication Controller/ReplicaSet Controller/Deployment Controller:</text:span> Ensure the desired number of Pod replicas are running at all times.   </text:p>
                </text:list-item>
                <text:list-item>
                  <text:p text:style-name="P16"><text:span text:style-name="Strong_20_Emphasis">Endpoint Controller:</text:span> Populates the Endpoints object (which represents the backend Pods for a Service). </text:p>
                </text:list-item>
                <text:list-item>
                  <text:p text:style-name="P15"><text:span text:style-name="Strong_20_Emphasis">Service Account &amp; Token Controller:</text:span> Manages service accounts and their associated tokens.   </text:p>
                </text:list-item>
                <text:list-item>
                  <text:p text:style-name="P16"><text:span text:style-name="Strong_20_Emphasis">Volume Controller:</text:span> Manages Persistent Volume Claims and Persistent Volumes. </text:p>
                </text:list-item>
                <text:list-item>
                  <text:p text:style-name="P15"><text:span text:style-name="Strong_20_Emphasis">Namespace Controller:</text:span> Manages the lifecycle of Namespaces.   </text:p>
                </text:list-item>
              </text:list>
            </text:list-item>
          </text:list>
        </text:list-item>
        <text:list-item>
          <text:p text:style-name="P14"><text:span text:style-name="Strong_20_Emphasis">cloud-controller-manager (optional):</text:span></text:p>
          <text:list>
            <text:list-item>
              <text:p text:style-name="P15"><text:soft-page-break/><text:span text:style-name="Strong_20_Emphasis">Role:</text:span> This is a Kubernetes control plane component that embeds <text:span text:style-name="Strong_20_Emphasis">cloud-specific control logic</text:span>.   </text:p>
            </text:list-item>
            <text:list-item>
              <text:p text:style-name="P15"><text:span text:style-name="Strong_20_Emphasis">Function:</text:span> It allows your Kubernetes cluster to interact with your cloud provider's infrastructure. It's decoupled from the main kube-controller-manager to allow cloud providers to evolve their integrations independently. Some controllers managed by the cloud-controller-manager include:   </text:p>
              <text:list>
                <text:list-item>
                  <text:p text:style-name="P16"><text:span text:style-name="Strong_20_Emphasis">Node Controller (in cloud context):</text:span> Responsible for tasks like obtaining the cloud provider's instance IDs for Nodes and managing Node lifecycle events. </text:p>
                </text:list-item>
                <text:list-item>
                  <text:p text:style-name="P16"><text:span text:style-name="Strong_20_Emphasis">Route Controller:</text:span> Configures network routes in the cloud provider's infrastructure. </text:p>
                </text:list-item>
                <text:list-item>
                  <text:p text:style-name="P15"><text:span text:style-name="Strong_20_Emphasis">Service Controller:</text:span> Manages cloud provider load balancers when Kubernetes Services of type <text:span text:style-name="Source_20_Text">LoadBalancer</text:span> are created.   </text:p>
                </text:list-item>
                <text:list-item>
                  <text:p text:style-name="P17"><text:span text:style-name="Strong_20_Emphasis">Volume Controller:</text:span> Provisions and manages cloud provider storage volumes for Persistent Volumes.   </text:p>
                </text:list-item>
              </text:list>
            </text:list-item>
          </text:list>
        </text:list-item>
      </text:list>
      <text:p text:style-name="P9"/>
      <text:h text:style-name="P18" text:outline-level="2"><text:bookmark-start text:name="__RefHeading___Toc456_3101862052"/><text:span text:style-name="T3">4</text:span><text:span text:style-name="T2">. </text:span><text:span text:style-name="T3">Kubernetes Volume</text:span><text:bookmark-end text:name="__RefHeading___Toc456_3101862052"/></text:h>
      <text:p text:style-name="P9"/>
      <text:p text:style-name="P3">A Kubernetes volume is a directory accessible to containers within a Pod. It provides a way to persist data across container restarts and share data between containers in the same Pod. Volumes have a lifecycle tied to the Pod, meaning they exist as long as the Pod does.</text:p>
      <text:p text:style-name="P3">Here's a breakdown of key concepts:</text:p>
      <text:list text:style-name="L4">
        <text:list-item>
          <text:p text:style-name="P19"><text:span text:style-name="Strong_20_Emphasis"><text:span text:style-name="Source_20_Text">volume</text:span></text:span>: Defined in the <text:span text:style-name="Source_20_Text">spec.volumes</text:span> section of a Pod manifest, it declares a storage volume with a specific name and type. </text:p>
        </text:list-item>
        <text:list-item>
          <text:p text:style-name="P20"><text:span text:style-name="Strong_20_Emphasis"><text:span text:style-name="Source_20_Text">volumeMount</text:span></text:span>: Defined in the <text:span text:style-name="Source_20_Text">spec.containers.volumeMounts</text:span> section of a container within a Pod, it specifies how a <text:span text:style-name="Source_20_Text">volume</text:span> is mounted into the container's filesystem at a <text:span text:style-name="Source_20_Text">mountPath</text:span>. The <text:span text:style-name="Source_20_Text">name</text:span> in <text:span text:style-name="Source_20_Text">volumeMounts</text:span> must match the name of a declared <text:span text:style-name="Source_20_Text">volume</text:span>. </text:p>
        </text:list-item>
      </text:list>
      <text:p text:style-name="P3"><text:span text:style-name="Strong_20_Emphasis">Why are volumes important?</text:span></text:p>
      <text:list text:style-name="L5">
        <text:list-item>
          <text:p text:style-name="P21"><text:span text:style-name="Strong_20_Emphasis">Data Persistence:</text:span> Container filesystems are ephemeral. When a container crashes or restarts, any data within it is lost. Volumes provide persistent storage that survives container restarts. </text:p>
        </text:list-item>
        <text:list-item>
          <text:p text:style-name="P22"><text:span text:style-name="Strong_20_Emphasis">Data Sharing:</text:span> Volumes enable multiple containers within a Pod to share the same data. </text:p>
        </text:list-item>
      </text:list>
      <text:p text:style-name="P3"><text:span text:style-name="Strong_20_Emphasis">Types of Volumes:</text:span></text:p>
      <text:p text:style-name="P3">Kubernetes supports various volume types, each with different characteristics and use cases. Some common types include:</text:p>
      <text:list text:style-name="L6">
        <text:list-item>
          <text:p text:style-name="P23"><text:soft-page-break/><text:span text:style-name="Strong_20_Emphasis"><text:span text:style-name="Source_20_Text">emptyDir</text:span></text:span>: A temporary directory created when a Pod is assigned to a Node and exists as long as the Pod is running. It's often used for scratch space or temporary caching. </text:p>
        </text:list-item>
        <text:list-item>
          <text:p text:style-name="P23"><text:span text:style-name="Strong_20_Emphasis"><text:span text:style-name="Source_20_Text">hostPath</text:span></text:span>: Mounts a file or directory from the host node's filesystem into the Pod. This is useful for accessing node-specific resources but has security implications and limited portability. </text:p>
        </text:list-item>
        <text:list-item>
          <text:p text:style-name="P23"><text:span text:style-name="Strong_20_Emphasis"><text:span text:style-name="Source_20_Text">nfs</text:span></text:span>: Allows mounting an existing Network File System (NFS) share into the Pod, enabling shared storage across multiple Pods and nodes. </text:p>
        </text:list-item>
        <text:list-item>
          <text:p text:style-name="P23"><text:span text:style-name="Strong_20_Emphasis"><text:span text:style-name="Source_20_Text">persistentVolumeClaim</text:span></text:span><text:span text:style-name="Strong_20_Emphasis"> (PVC)</text:span> and <text:span text:style-name="Strong_20_Emphasis"><text:span text:style-name="Source_20_Text">persistentVolume</text:span></text:span><text:span text:style-name="Strong_20_Emphasis"> (PV)</text:span>: These work together to provision and consume persistent storage in a cluster. </text:p>
          <text:list>
            <text:list-item>
              <text:p text:style-name="P23">A <text:span text:style-name="Strong_20_Emphasis">PersistentVolume (PV)</text:span> is a cluster-wide storage resource provisioned by an administrator or dynamically via StorageClasses. It has a lifecycle independent of any individual Pod. </text:p>
            </text:list-item>
            <text:list-item>
              <text:p text:style-name="P23">A <text:span text:style-name="Strong_20_Emphasis">PersistentVolumeClaim (PVC)</text:span> is a request by a user for a specific size and access mode of storage. Kubernetes matches the PVC with an available PV. </text:p>
            </text:list-item>
          </text:list>
        </text:list-item>
        <text:list-item>
          <text:p text:style-name="P23"><text:span text:style-name="Strong_20_Emphasis"><text:span text:style-name="Source_20_Text">configMap</text:span></text:span>: Allows you to inject configuration data as key-value pairs into Pods as files or environment variables. </text:p>
        </text:list-item>
        <text:list-item>
          <text:p text:style-name="P23"><text:span text:style-name="Strong_20_Emphasis"><text:span text:style-name="Source_20_Text">secret</text:span></text:span>: Similar to <text:span text:style-name="Source_20_Text">configMap</text:span> but designed for storing sensitive information like passwords or API keys. </text:p>
        </text:list-item>
        <text:list-item>
          <text:p text:style-name="P23"><text:span text:style-name="Strong_20_Emphasis">Cloud Provider Volumes</text:span>: Cloud providers like AWS (<text:span text:style-name="Source_20_Text">awsElasticBlockStore</text:span>), Azure (<text:span text:style-name="Source_20_Text">azureDisk</text:span>), and GCP (<text:span text:style-name="Source_20_Text">gcePersistentDisk</text:span>) offer volume types that integrate with their respective storage services. </text:p>
        </text:list-item>
        <text:list-item>
          <text:p text:style-name="P23"><text:span text:style-name="Strong_20_Emphasis"><text:span text:style-name="Source_20_Text">csi</text:span></text:span><text:span text:style-name="Strong_20_Emphasis"> (Container Storage Interface)</text:span>: A standard interface that allows Kubernetes to work with a wide range of external storage providers through plugins. </text:p>
        </text:list-item>
        <text:list-item>
          <text:p text:style-name="P24"><text:span text:style-name="Strong_20_Emphasis">Ephemeral Volumes</text:span>: These volumes have the same lifecycle as the Pod and are created and deleted with the Pod. <text:span text:style-name="Source_20_Text">emptyDir</text:span> is an example of an ephemeral volume.</text:p>
        </text:list-item>
      </text:list>
      <text:p text:style-name="P9"/>
      <text:p text:style-name="P9"/>
      <text:p text:style-name="P9"/>
      <text:p text:style-name="P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6"><text:span text:style-name="Source_20_Text"><text:span text:style-name="T4">emptyDir</text:span></text:span><text:span text:style-name="T4"> for Temporary Data:</text:span></text:p>
      <text:p text:style-name="P26"/>
      <text:p text:style-name="P25"><draw:frame text:anchor-type="paragraph" draw:z-index="0" draw:name="Text Frame 1" draw:style-name="gr1" draw:text-style-name="P28" svg:width="6.1669in" svg:height="4.3933in" svg:x="0.2543in" svg:y="0.0071in"><draw:text-box><text:p text:style-name="P27"><text:span text:style-name="T5">apiVersion: apps/v1</text:span></text:p><text:p text:style-name="P27"><text:span text:style-name="T5">kind: Deployment</text:span></text:p><text:p text:style-name="P27"><text:span text:style-name="T5">metadata:</text:span></text:p><text:p text:style-name="P27"><text:span text:style-name="T5"><text:s text:c="2"/>name: flask-app-emptydir</text:span></text:p><text:p text:style-name="P27"><text:span text:style-name="T5">spec:</text:span></text:p><text:p text:style-name="P27"><text:span text:style-name="T5"><text:s text:c="2"/>replicas: 2</text:span></text:p><text:p text:style-name="P27"><text:span text:style-name="T5"><text:s text:c="2"/>selector:</text:span></text:p><text:p text:style-name="P27"><text:span text:style-name="T5"><text:s text:c="4"/>matchLabels:</text:span></text:p><text:p text:style-name="P27"><text:span text:style-name="T5"><text:s text:c="6"/>app: flask-app-emptydir</text:span></text:p><text:p text:style-name="P27"><text:span text:style-name="T5"><text:s text:c="2"/>template:</text:span></text:p><text:p text:style-name="P27"><text:span text:style-name="T5"><text:s text:c="4"/>metadata:</text:span></text:p><text:p text:style-name="P27"><text:span text:style-name="T5"><text:s text:c="6"/>labels:</text:span></text:p><text:p text:style-name="P27"><text:span text:style-name="T5"><text:s text:c="8"/>app: flask-app-emptydir</text:span></text:p><text:p text:style-name="P27"><text:span text:style-name="T5"><text:s text:c="4"/>spec:</text:span></text:p><text:p text:style-name="P27"><text:span text:style-name="T5"><text:s text:c="6"/>containers:</text:span></text:p><text:p text:style-name="P27"><text:span text:style-name="T5"><text:s text:c="8"/>- name: flask-container</text:span></text:p><text:p text:style-name="P27"><text:span text:style-name="T5"><text:s text:c="10"/>image: YOUR_DOCKER_REGISTRY/flask-app:latest # Replace with your Docker image</text:span></text:p><text:p text:style-name="P27"><text:span text:style-name="T5"><text:s text:c="10"/>ports:</text:span></text:p><text:p text:style-name="P27"><text:span text:style-name="T5"><text:s text:c="12"/>- containerPort: 5000</text:span></text:p><text:p text:style-name="P27"><text:span text:style-name="T5"><text:s text:c="10"/>volumeMounts:</text:span></text:p><text:p text:style-name="P27"><text:span text:style-name="T5"><text:s text:c="12"/>- name: data-volume</text:span></text:p><text:p text:style-name="P27"><text:span text:style-name="T5"><text:s text:c="14"/>mountPath: /data</text:span></text:p><text:p text:style-name="P27"><text:span text:style-name="T5"><text:s text:c="6"/>volumes:</text:span></text:p><text:p text:style-name="P27"><text:span text:style-name="T5"><text:s text:c="8"/>- name: data-volume</text:span></text:p><text:p text:style-name="P27"><text:span text:style-name="T5"><text:s text:c="10"/>emptyDir: {}</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p text:style-name="P30"><text:span text:style-name="T4">Persistent Volume</text:span>:</text:p>
      <text:p text:style-name="P30"/>
      <text:p text:style-name="P31"><text:span text:style-name="Strong_20_Emphasis"><text:span text:style-name="T6">Access Modes:</text:span></text:span><text:span text:style-name="T6"> PVs specify how they can be accessed by Pods. Common access modes include: </text:span></text:p>
      <text:list text:style-name="L7">
        <text:list-item>
          <text:p text:style-name="P32"><text:span text:style-name="Strong_20_Emphasis"><text:span text:style-name="Source_20_Text"><text:span text:style-name="T6">ReadWriteOnce</text:span></text:span></text:span><text:span text:style-name="Strong_20_Emphasis"><text:span text:style-name="T6"> (RWO):</text:span></text:span><text:span text:style-name="T6"> The volume can be mounted as read-write by a single Node. </text:span></text:p>
          <text:p text:style-name="P33"/>
        </text:list-item>
        <text:list-item>
          <text:p text:style-name="P34"><text:span text:style-name="Strong_20_Emphasis"><text:span text:style-name="Source_20_Text"><text:span text:style-name="T6">ReadOnlyMany</text:span></text:span></text:span><text:span text:style-name="Strong_20_Emphasis"><text:span text:style-name="T6"> (ROX):</text:span></text:span><text:span text:style-name="T6"> The volume can be mounted as read-only by many Nodes.   </text:span></text:p>
          <text:p text:style-name="P35"><text:span text:style-name="Source_20_Text"><text:span text:style-name="T6"/></text:span></text:p>
        </text:list-item>
        <text:list-item>
          <text:p text:style-name="P35"><text:span text:style-name="Strong_20_Emphasis"><text:span text:style-name="Source_20_Text"><text:span text:style-name="T6">ReadWriteMany</text:span></text:span></text:span><text:span text:style-name="Strong_20_Emphasis"><text:span text:style-name="T6"> (RWX):</text:span></text:span><text:span text:style-name="T6"> The volume can be mounted as read-write by many Nodes. (This often requires network-based storage solutions like NFS or cloud-based shared file systems).   </text:span></text:p>
        </text:list-item>
      </text:list>
      <text:p text:style-name="P36"><text:span text:style-name="Strong_20_Emphasis"><text:span text:style-name="T6">Reclaim Policy:</text:span></text:span><text:span text:style-name="T6"> When a PVC bound to a PV is deleted, the reclaim policy of the PV determines what happens to the underlying storage. Common policies are: </text:span></text:p>
      <text:list text:style-name="L8">
        <text:list-item>
          <text:p text:style-name="P37"><text:span text:style-name="Strong_20_Emphasis"><text:span text:style-name="Source_20_Text"><text:span text:style-name="T6">Retain</text:span></text:span></text:span><text:span text:style-name="Strong_20_Emphasis"><text:span text:style-name="T6">:</text:span></text:span><text:span text:style-name="T6"> The underlying volume is not deleted. The data remains on the volume, and an administrator must manually reclaim it. </text:span></text:p>
          <text:p text:style-name="P38"/>
        </text:list-item>
        <text:list-item>
          <text:p text:style-name="P39"><text:soft-page-break/><text:span text:style-name="Strong_20_Emphasis"><text:span text:style-name="Source_20_Text"><text:span text:style-name="T6">Delete</text:span></text:span></text:span><text:span text:style-name="Strong_20_Emphasis"><text:span text:style-name="T6">:</text:span></text:span><text:span text:style-name="T6"> The underlying volume is deleted when the PVC is deleted. This is often used with dynamically provisioned volumes.   </text:span></text:p>
          <text:p text:style-name="P40"/>
        </text:list-item>
        <text:list-item>
          <text:p text:style-name="P41"><text:span text:style-name="Strong_20_Emphasis"><text:span text:style-name="Source_20_Text"><text:span text:style-name="T6">Recycle</text:span></text:span></text:span><text:span text:style-name="Strong_20_Emphasis"><text:span text:style-name="T6"> (Deprecated):</text:span></text:span><text:span text:style-name="T6"> Attempts to scrub the data on the volume, making it available for reuse. This policy is being phased out and </text:span><text:span text:style-name="Source_20_Text"><text:span text:style-name="T6">Delete</text:span></text:span><text:span text:style-name="T6"> is generally preferred for dynamic provisioning.   </text:span></text:p>
        </text:list-item>
      </text:list>
      <text:p text:style-name="P42"><text:span text:style-name="Strong_20_Emphasis"><text:span text:style-name="T6"/></text:span></text:p>
      <text:p text:style-name="P42"><text:span text:style-name="Strong_20_Emphasis"><text:span text:style-name="T6">Volume Modes:</text:span></text:span><text:span text:style-name="T6"> PVs can be used as either a filesystem or a raw block device:   </text:span></text:p>
      <text:list text:style-name="L9">
        <text:list-item>
          <text:p text:style-name="P43"><text:span text:style-name="Strong_20_Emphasis"><text:span text:style-name="T6">Filesystem:</text:span></text:span><text:span text:style-name="T6"> The volume is formatted with a filesystem (e.g., ext4, XFS) and is mounted as a directory in the Pod. This is the most common mode. </text:span></text:p>
          <text:p text:style-name="P44"/>
        </text:list-item>
        <text:list-item>
          <text:p text:style-name="P45"><text:span text:style-name="Strong_20_Emphasis"><text:span text:style-name="T6">Block:</text:span></text:span><text:span text:style-name="T6"> The volume is presented as a raw block device to the Pod. This is useful for applications like databases that want direct control over disk I/O.</text:span></text:p>
        </text:list-item>
      </text:list>
      <text:p text:style-name="P25"/>
      <text:list text:style-name="L10">
        <text:list-header>
          <text:p text:style-name="P46"><text:span text:style-name="T7"><text:s/></text:span></text:p>
        </text:list-header>
      </text:list>
      <text:p text:style-name="P47"><text:span text:style-name="Strong_20_Emphasis"><text:span text:style-name="T6">Example of a PersistentVolume and a PersistentVolumeClaim:</text:span></text:span></text:p>
      <text:p text:style-name="P47"><text:span text:style-name="Strong_20_Emphasis"><text:span text:style-name="T6">PersistentVolume (</text:span></text:span><text:span text:style-name="Strong_20_Emphasis"><text:span text:style-name="Source_20_Text"><text:span text:style-name="T6">pv.yaml</text:span></text:span></text:span><text:span text:style-name="Strong_20_Emphasis"><text:span text:style-name="T6"> - Static Provisioning)</text:span></text:span></text:p>
      <text:p text:style-name="P48"><text:span text:style-name="Source_20_Text"><text:span text:style-name="T6"/></text:span></text:p>
      <text:p text:style-name="P48"><draw:frame text:anchor-type="paragraph" draw:z-index="1" draw:name="Text Frame 2" draw:style-name="gr2" draw:text-style-name="P51" svg:width="7.0835in" svg:height="2.5315in" svg:x="0.2335in" svg:y="0.1799in"><draw:text-box><text:p text:style-name="P49"><text:span text:style-name="T8">apiVersion: v1</text:span></text:p><text:p text:style-name="P49"><text:span text:style-name="T8">kind: PersistentVolume</text:span></text:p><text:p text:style-name="P49"><text:span text:style-name="T8">metadata:</text:span></text:p><text:p text:style-name="P49"><text:span text:style-name="T9"><text:s text:c="2"/>name: my-pv</text:span></text:p><text:p text:style-name="P49"><text:span text:style-name="T8">spec:</text:span></text:p><text:p text:style-name="P49"><text:span text:style-name="T9"><text:s text:c="2"/>capacity:</text:span></text:p><text:p text:style-name="P49"><text:span text:style-name="T9"><text:s text:c="4"/>storage: 5Gi</text:span></text:p><text:p text:style-name="P49"><text:span text:style-name="T9"><text:s text:c="2"/>accessModes:</text:span></text:p><text:p text:style-name="P49"><text:span text:style-name="T9"><text:s text:c="4"/>- ReadWriteOnce</text:span></text:p><text:p text:style-name="P49"><text:span text:style-name="T9"><text:s text:c="2"/>persistentVolumeReclaimPolicy: Retain</text:span></text:p><text:p text:style-name="P49"><text:span text:style-name="T9"><text:s text:c="2"/>hostPath:</text:span></text:p><text:p text:style-name="P50"><text:span text:style-name="T9"><text:s text:c="4"/>path: "/mnt/data" # Example: Storage on the Node's filesystem (not recommended for production)</text:span></text:p></draw:text-box></draw:frame><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8"><text:span text:style-name="Source_20_Text"><text:span text:style-name="T6"/></text:span></text:p>
      <text:p text:style-name="P47"><text:soft-page-break/><text:span text:style-name="Strong_20_Emphasis"><text:span text:style-name="T6">PersistentVolumeClaim (</text:span></text:span><text:span text:style-name="Strong_20_Emphasis"><text:span text:style-name="Source_20_Text"><text:span text:style-name="T6">pvc.yaml</text:span></text:span></text:span><text:span text:style-name="Strong_20_Emphasis"><text:span text:style-name="T6">):</text:span></text:span></text:p>
      <text:p text:style-name="P52">YAML</text:p>
      <text:p text:style-name="P48"><text:span text:style-name="Source_20_Text"><text:span text:style-name="T6">apiVersion: v1</text:span></text:span></text:p>
      <text:p text:style-name="P48"><text:span text:style-name="Source_20_Text"><text:span text:style-name="T6">kind: PersistentVolumeClaim</text:span></text:span></text:p>
      <text:p text:style-name="P48"><text:span text:style-name="Source_20_Text"><text:span text:style-name="T6">metadata:</text:span></text:span></text:p>
      <text:p text:style-name="P48"><text:span text:style-name="Source_20_Text"><text:span text:style-name="T6"><text:s text:c="2"/>name: my-pvc</text:span></text:span></text:p>
      <text:p text:style-name="P48"><text:span text:style-name="Source_20_Text"><text:span text:style-name="T6">spec:</text:span></text:span></text:p>
      <text:p text:style-name="P48"><text:span text:style-name="Source_20_Text"><text:span text:style-name="T6"><text:s text:c="2"/>accessModes:</text:span></text:span></text:p>
      <text:p text:style-name="P48"><text:span text:style-name="Source_20_Text"><text:span text:style-name="T6"><text:s text:c="4"/>- ReadWriteOnce</text:span></text:span></text:p>
      <text:p text:style-name="P48"><text:span text:style-name="Source_20_Text"><text:span text:style-name="T6"><text:s text:c="2"/>resources:</text:span></text:span></text:p>
      <text:p text:style-name="P48"><text:span text:style-name="Source_20_Text"><text:span text:style-name="T6"><text:s text:c="4"/>requests:</text:span></text:span></text:p>
      <text:p text:style-name="P53"><text:span text:style-name="Source_20_Text"><text:span text:style-name="T6"><text:s text:c="6"/>storage: 3Gi</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opacity draw:name="Transparency_20_1" draw:display-name="Transparency 1" draw:style="axial" draw:start="100%" draw:end="100%" draw:angle="0deg" draw:border="0%">
      <loext:opacity-stop svg:offset="1" svg:stop-opacity="1"/>
    </draw:opacity>
    <draw:stroke-dash draw:name="Dash_20_Dot_20_4" draw:display-name="Dash Dot 4" draw:style="rect" draw:dots1="1" draw:dots1-length="100%" draw:dots2="1" draw:distance="100%"/>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23:30:19.519231400</meta:creation-date>
    <dc:date>2025-05-12T21:13:25.168629400</dc:date>
    <meta:editing-duration>PT2H35M44S</meta:editing-duration>
    <meta:editing-cycles>6</meta:editing-cycles>
    <meta:generator>LibreOffice/25.2.3.2$Windows_X86_64 LibreOffice_project/bbb074479178df812d175f709636b368952c2ce3</meta:generator>
    <meta:print-date>2025-05-12T21:07:30.165468300</meta:print-date>
    <meta:printed-by>PDF files</meta:printed-by>
    <meta:document-statistic meta:table-count="0" meta:image-count="0" meta:object-count="0" meta:page-count="8" meta:paragraph-count="108" meta:word-count="1793" meta:character-count="11812" meta:non-whitespace-character-count="10038"/>
  </office:meta>
</office:document-meta>
</file>